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60pt" officeooo:rsid="0012d7ef" officeooo:paragraph-rsid="0012d7ef" style:font-size-asian="60pt" style:font-size-complex="60pt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ymns I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0:15:22.611840197</meta:creation-date>
    <meta:editing-duration>PT2M23S</meta:editing-duration>
    <meta:editing-cycles>2</meta:editing-cycles>
    <meta:generator>LibreOffice/6.2.8.2$MacOSX_X86_64 LibreOffice_project/f82ddfca21ebc1e222a662a32b25c0c9d20169ee</meta:generator>
    <dc:title>TubaHymn</dc:title>
    <dc:date>2020-04-25T10:17:45.288871119</dc:date>
    <meta:document-statistic meta:table-count="0" meta:image-count="0" meta:object-count="0" meta:page-count="1" meta:paragraph-count="1" meta:word-count="2" meta:character-count="8" meta:non-whitespace-character-count="7"/>
    <meta:template xlink:type="simple" xlink:actuate="onRequest" xlink:title="TubaHymn" xlink:href="../../../Library/Application%20Support/LibreOffice/4/user/template/TubaHymn1.ott" meta:date="2020-04-25T10:15:22.138733366"/>
  </office:meta>
</office:document-meta>
</file>